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83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184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186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03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187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03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89" svg:stroke-width="0.019cm" svg:stroke-color="#000000" draw:marker-start="Arrow_20_concave" draw:marker-start-width="0.231cm" draw:marker-start-center="false" draw:marker-end="Arrow_20_concav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191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9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3788" svg:stroke-width="0.019cm" svg:stroke-color="#000000" draw:marker-start="Arrow_20_concave" draw:marker-start-width="0.231cm" draw:marker-start-center="false" draw:marker-end="Arrow_20_concav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4167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9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Fine_20_Dashe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408cm" svg:height="0.401cm" svg:x="12.644cm" svg:y="14.46cm">
            <draw:text-box>
              <text:p text:style-name="P1"><text:span text:style-name="T1">C</text:span></text:p>
            </draw:text-box>
          </draw:frame>
          <draw:frame draw:style-name="gr2" draw:text-style-name="P2" draw:layer="layout" svg:width="0.408cm" svg:height="0.401cm" svg:x="8.319cm" svg:y="15.074cm">
            <draw:text-box>
              <text:p text:style-name="P1"><text:span text:style-name="T1">A</text:span></text:p>
            </draw:text-box>
          </draw:frame>
          <draw:frame draw:style-name="gr3" draw:text-style-name="P2" draw:layer="layout" svg:width="0.408cm" svg:height="0.403cm" svg:x="10.723cm" svg:y="13.596cm">
            <draw:text-box>
              <text:p text:style-name="P1"><text:span text:style-name="T1">B</text:span></text:p>
            </draw:text-box>
          </draw:frame>
          <draw:frame draw:style-name="gr4" draw:text-style-name="P2" draw:layer="layout" svg:width="0.412cm" svg:height="0.403cm" svg:x="10.282cm" svg:y="15.919cm">
            <draw:text-box>
              <text:p text:style-name="P1"><text:span text:style-name="T1">D</text:span></text:p>
            </draw:text-box>
          </draw:frame>
          <draw:line draw:style-name="gr5" draw:text-style-name="P3" draw:layer="layout" svg:x1="8.645cm" svg:y1="15.071cm" svg:x2="10.752cm" svg:y2="13.854cm">
            <text:p/>
          </draw:line>
          <draw:frame draw:style-name="gr6" draw:text-style-name="P2" draw:layer="layout" svg:width="0.816cm" svg:height="0.798cm" draw:transform="rotate (0.525518637775492) translate (9.146cm 14.313cm)">
            <draw:text-box>
              <text:p text:style-name="P1"><text:span text:style-name="T1">9 cm</text:span></text:p>
            </draw:text-box>
          </draw:frame>
          <draw:line draw:style-name="gr7" draw:text-style-name="P3" draw:layer="layout" svg:x1="10.504cm" svg:y1="14.227cm" svg:x2="11.212cm" svg:y2="15.459cm">
            <text:p/>
          </draw:line>
          <draw:frame draw:style-name="gr8" draw:text-style-name="P2" draw:layer="layout" svg:width="1.017cm" svg:height="0.399cm" draw:transform="rotate (-1.0473720841218) translate (10.956cm 14.201cm)">
            <draw:text-box>
              <text:p text:style-name="P1"><text:span text:style-name="T1">3cm</text:span></text:p>
            </draw:text-box>
          </draw:frame>
          <draw:path draw:style-name="gr9" draw:text-style-name="P4" draw:layer="layout" svg:width="2.145cm" svg:height="1.245cm" svg:x="8.742cm" svg:y="14.01cm" svg:viewBox="0 0 2146 1246" svg:d="M0 1246c103-109 613-393 753-451 125-52 591-317 706-389l687-406">
            <text:p/>
          </draw:path>
          <draw:path draw:style-name="gr9" draw:text-style-name="P4" draw:layer="layout" svg:width="1.781cm" svg:height="0.601cm" svg:x="8.742cm" svg:y="15.254cm" svg:viewBox="0 0 1782 602" svg:d="M0 0c128 21 267 49 389 106 135 65 253 141 395 194s378 155 508 186l490 116">
            <text:p/>
          </draw:path>
          <draw:path draw:style-name="gr9" draw:text-style-name="P4" draw:layer="layout" svg:width="2.1cm" svg:height="1.215cm" svg:x="10.504cm" svg:y="14.654cm" svg:viewBox="0 0 2101 1216" svg:d="M0 1216c112-63 234-121 352-171 138-62 261-149 397-205s252-155 386-217 214-184 345-236 224-156 354-207l106-95 107-42 54-43">
            <text:p/>
          </draw:path>
          <draw:path draw:style-name="gr9" draw:text-style-name="P4" draw:layer="layout" svg:width="1.726cm" svg:height="0.644cm" svg:x="10.879cm" svg:y="14.01cm" svg:viewBox="0 0 1727 645" svg:d="M1727 645c-102-68-222-96-332-111-127-10-153-83-323-139-109-35-215-80-323-126s-215-109-330-132l-419-137">
            <text:p/>
          </draw:path>
          <draw:path draw:style-name="gr10" draw:text-style-name="P4" draw:layer="layout" svg:width="0.802cm" svg:height="1.201cm" svg:x="10.244cm" svg:y="14.393cm" svg:viewBox="0 0 803 1202" svg:d="M0 0c73 114 172 209 245 321s248 430 335 526l223 355">
            <text:p/>
          </draw:path>
          <draw:line draw:style-name="gr11" draw:text-style-name="P5" draw:layer="layout" svg:x1="10.955cm" svg:y1="15.461cm" svg:x2="10.804cm" svg:y2="15.525cm">
            <text:p/>
          </draw:line>
          <draw:line draw:style-name="gr11" draw:text-style-name="P5" draw:layer="layout" svg:x1="10.898cm" svg:y1="15.666cm" svg:x2="10.813cm" svg:y2="15.5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83" draw:display-name="Dashed (var) 183" draw:style="rect" draw:dots1="1" draw:dots1-length="0.001cm" draw:dots2="1" draw:dots2-length="0.001cm" draw:distance="0.001cm"/>
    <draw:stroke-dash draw:name="Dashed_20__28_var_29__20_184" draw:display-name="Dashed (var) 184" draw:style="rect" draw:dots1="1" draw:dots1-length="0.001cm" draw:dots2="1" draw:dots2-length="0.001cm" draw:distance="0.001cm"/>
    <draw:stroke-dash draw:name="Dashed_20__28_var_29__20_186" draw:display-name="Dashed (var) 186" draw:style="rect" draw:dots1="1" draw:dots1-length="0.001cm" draw:dots2="1" draw:dots2-length="0.001cm" draw:distance="0.001cm"/>
    <draw:stroke-dash draw:name="Dashed_20__28_var_29__20_187" draw:display-name="Dashed (var) 187" draw:style="rect" draw:dots1="1" draw:dots1-length="0.001cm" draw:dots2="1" draw:dots2-length="0.001cm" draw:distance="0.001cm"/>
    <draw:stroke-dash draw:name="Dashed_20__28_var_29__20_189" draw:display-name="Dashed (var) 189" draw:style="rect" draw:dots1="1" draw:dots1-length="0.001cm" draw:dots2="1" draw:dots2-length="0.001cm" draw:distance="0.001cm"/>
    <draw:stroke-dash draw:name="Dashed_20__28_var_29__20_191" draw:display-name="Dashed (var) 191" draw:style="rect" draw:dots1="1" draw:dots1-length="0.001cm" draw:dots2="1" draw:dots2-length="0.001cm" draw:distance="0.001cm"/>
    <draw:stroke-dash draw:name="Dashed_20__28_var_29__20_3788" draw:display-name="Dashed (var) 3788" draw:style="rect" draw:dots1="1" draw:dots1-length="0.001cm" draw:dots2="1" draw:dots2-length="0.001cm" draw:distance="0.001cm"/>
    <draw:stroke-dash draw:name="Dashed_20__28_var_29__20_4167" draw:display-name="Dashed (var) 4167" draw:style="rect" draw:dots1="1" draw:dots1-length="0.001cm" draw:dots2="1" draw:dots2-length="0.001cm" draw:distance="0.00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58:00.887100302</meta:creation-date>
    <dc:date>2018-03-22T10:58:25.735802357</dc:date>
    <meta:editing-duration>PT25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